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21409a" fo:font-size="10pt" fo:font-style="normal" fo:font-weight="bold" officeooo:rsid="00423287" officeooo:paragraph-rsid="00423287" style:font-size-asian="10pt" style:font-style-asian="normal" style:font-weight-asian="bold" style:font-size-complex="10pt" style:font-style-complex="normal" style:font-weight-complex="bold"/>
    </style:style>
    <style:style style:name="P2" style:family="paragraph" style:parent-style-name="Standard">
      <style:paragraph-properties fo:text-align="center" style:justify-single-word="false"/>
      <style:text-properties fo:color="#21409a" fo:font-size="10pt" fo:font-style="normal" fo:font-weight="bold" officeooo:rsid="004f2cc4" officeooo:paragraph-rsid="004f2cc4" style:font-size-asian="10pt" style:font-style-asian="normal" style:font-weight-asian="bold" style:font-size-complex="10pt" style:font-style-complex="normal" style:font-weight-complex="bold"/>
    </style:style>
    <style:style style:name="P3" style:family="paragraph" style:parent-style-name="Standard">
      <style:paragraph-properties fo:text-align="start" style:justify-single-word="false"/>
      <style:text-properties fo:color="#000000" fo:font-size="10pt" fo:font-style="normal" fo:font-weight="normal" officeooo:rsid="00457ab7" officeooo:paragraph-rsid="00457ab7"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fo:font-size="10pt" fo:font-style="normal" fo:font-weight="normal" officeooo:rsid="004829f9" officeooo:paragraph-rsid="004829f9"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fo:font-size="10pt" fo:font-style="normal" fo:font-weight="normal" officeooo:rsid="0049edc3" officeooo:paragraph-rsid="0049edc3"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fo:color="#000000" fo:font-size="10pt" fo:font-style="normal" fo:font-weight="normal" officeooo:rsid="004a5000" officeooo:paragraph-rsid="004a5000"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color="#000000" fo:font-size="10pt" fo:font-style="normal" fo:font-weight="normal" officeooo:rsid="004b76f4" officeooo:paragraph-rsid="004b76f4"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color="#000000" fo:font-size="10pt" fo:font-style="normal" fo:font-weight="normal" officeooo:rsid="004d43f2" officeooo:paragraph-rsid="004d43f2"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color="#000000" fo:font-size="10pt" fo:font-style="normal" fo:font-weight="normal" officeooo:rsid="004e4668" officeooo:paragraph-rsid="004e4668"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fo:color="#000000" fo:font-size="10pt" fo:font-style="normal" fo:font-weight="normal" officeooo:rsid="004f2cc4" officeooo:paragraph-rsid="004f2cc4"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fo:color="#000000" fo:font-size="10pt" fo:font-style="normal" fo:font-weight="normal" officeooo:rsid="004f8a4a" officeooo:paragraph-rsid="004f8a4a"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fo:color="#000000" fo:font-size="10pt" fo:font-style="normal" fo:font-weight="normal" officeooo:rsid="004ffba0" officeooo:paragraph-rsid="004ffba0"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fo:color="#000000" fo:font-size="10pt" fo:font-style="normal" fo:font-weight="normal" officeooo:rsid="0050bb77" officeooo:paragraph-rsid="0050bb77"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color="#000000" fo:font-size="10pt" fo:font-style="normal" fo:font-weight="normal" officeooo:rsid="0052b805" officeooo:paragraph-rsid="0052b805"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color="#ed1c24" fo:font-size="10pt" fo:font-style="normal" fo:font-weight="bold" officeooo:rsid="00423287" officeooo:paragraph-rsid="00423287" style:font-size-asian="10pt" style:font-style-asian="normal" style:font-weight-asian="bold" style:font-size-complex="10pt" style:font-style-complex="normal" style:font-weight-complex="bold"/>
    </style:style>
    <style:style style:name="P16" style:family="paragraph" style:parent-style-name="Standard">
      <style:paragraph-properties fo:text-align="start" style:justify-single-word="false"/>
      <style:text-properties fo:color="#ed1c24" fo:font-size="10pt" fo:font-style="normal" fo:font-weight="bold" officeooo:rsid="0043a7f9" officeooo:paragraph-rsid="0043a7f9" style:font-size-asian="10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fo:color="#ed1c24" fo:font-size="10pt" fo:font-style="normal" fo:font-weight="bold" officeooo:rsid="00442d66" officeooo:paragraph-rsid="00442d66" style:font-size-asian="10pt" style:font-style-asian="normal" style:font-weight-asian="bold" style:font-size-complex="10pt" style:font-style-complex="normal" style:font-weight-complex="bold"/>
    </style:style>
    <style:style style:name="P18" style:family="paragraph" style:parent-style-name="Standard">
      <style:paragraph-properties fo:text-align="start" style:justify-single-word="false"/>
      <style:text-properties fo:color="#ed1c24" fo:font-size="10pt" fo:font-style="normal" fo:font-weight="bold" officeooo:rsid="0044c9e2" officeooo:paragraph-rsid="0044c9e2" style:font-size-asian="10pt" style:font-style-asian="normal" style:font-weight-asian="bold" style:font-size-complex="10pt" style:font-style-complex="normal" style:font-weight-complex="bold"/>
    </style:style>
    <style:style style:name="P19" style:family="paragraph" style:parent-style-name="Standard">
      <style:paragraph-properties fo:text-align="start" style:justify-single-word="false"/>
      <style:text-properties fo:color="#ed1c24" fo:font-size="10pt" fo:font-style="normal" fo:font-weight="bold" officeooo:rsid="0044f9d2" officeooo:paragraph-rsid="0044f9d2" style:font-size-asian="10pt" style:font-style-asian="normal" style:font-weight-asian="bold" style:font-size-complex="10pt" style:font-style-complex="normal" style:font-weight-complex="bold"/>
    </style:style>
    <style:style style:name="P20" style:family="paragraph" style:parent-style-name="Standard">
      <style:paragraph-properties fo:text-align="center" style:justify-single-word="false"/>
      <style:text-properties fo:color="#0066b3" fo:font-size="10pt" fo:font-style="normal" fo:font-weight="bold" officeooo:rsid="0044f9d2" officeooo:paragraph-rsid="0044f9d2"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color="#ed1c24" fo:font-weight="bold" style:font-weight-asian="bold" style:font-weight-complex="bold"/>
    </style:style>
    <style:style style:name="T3" style:family="text">
      <style:text-properties fo:color="#ed1c24" fo:font-weight="bold" officeooo:rsid="0046bdc8" style:font-weight-asian="bold" style:font-weight-complex="bold"/>
    </style:style>
    <style:style style:name="T4" style:family="text">
      <style:text-properties fo:color="#ed1c24" fo:font-weight="bold" officeooo:rsid="005175f7"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fo:font-weight="normal" officeooo:rsid="0043a7f9" style:font-weight-asian="normal" style:font-weight-complex="normal"/>
    </style:style>
    <style:style style:name="T10" style:family="text">
      <style:text-properties fo:color="#000000" fo:font-weight="normal" officeooo:rsid="0044f9d2" style:font-weight-asian="normal" style:font-weight-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officeooo:rsid="0046bdc8"/>
    </style:style>
    <style:style style:name="T13" style:family="text">
      <style:text-properties officeooo:rsid="004a5000"/>
    </style:style>
    <style:style style:name="T14" style:family="text">
      <style:text-properties officeooo:rsid="004b76f4"/>
    </style:style>
    <style:style style:name="T15" style:family="text">
      <style:text-properties officeooo:rsid="004d43f2"/>
    </style:style>
    <style:style style:name="T16" style:family="text">
      <style:text-properties officeooo:rsid="004f2cc4"/>
    </style:style>
    <style:style style:name="T17" style:family="text">
      <style:text-properties officeooo:rsid="005175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gent-based model of healthy eating with applications to hypertension</text:p>
      <text:p text:style-name="P15">purpose:<text:span text:style-name="T8">– ABM to explore the potential of Changing descriptive social norm in health behavior (‘”how many people are </text:span><text:span text:style-name="T10">behaving</text:span><text:span text:style-name="T8"> healthy”) in reducing hypertension.</text:span></text:p>
      <text:p text:style-name="P15">Study Outcome: <text:span text:style-name="T8">Hypertension as a function of individual age and fruit/veg</text:span><text:span text:style-name="T10">e</text:span><text:span text:style-name="T8">table consumption</text:span></text:p>
      <text:p text:style-name="P15">results:<text:span text:style-name="T8"> the effect size of 5% in social norm </text:span><text:span text:style-name="T10">enhancement</text:span><text:span text:style-name="T8"> yields a reduction in 5 years hypertension incidence by 10.08%. An effect size of 15% would reduce it by 15.50%.</text:span></text:p>
      <text:p text:style-name="P15">Conclusion: <text:span text:style-name="T8">The ABM built and calibrated around real-world data shows that changes in descriptive social norms can be effective ito reduce the burden of hypertension.</text:span></text:p>
      <text:p text:style-name="P15">Data:<text:span text:style-name="T8"> Data is essential for any model, it can be used for calibration and validation of the ABM. Data is essential for the quality of the model, both to capture the key features and behaviors in the population, and to ensure that the model align with real world data before using it to simulate virtual interventions.</text:span></text:p>
      <text:p text:style-name="P15">Model type: <text:span text:style-name="T8">predictive model,</text:span></text:p>
      <text:p text:style-name="P15">ABM entities:<text:span text:style-name="T8"> each entity in an ABM is </text:span><text:span text:style-name="T10">explicitly</text:span><text:span text:style-name="T8"> represented. Entities interact with each other and with the environment through discrete time steps.</text:span></text:p>
      <text:p text:style-name="P15">Social norms:<text:span text:style-name="T8"> in the model they seek to capture social norms on healthy eating. Social norms change through social ties, represented by interactions between agents, Those may then </text:span><text:span text:style-name="T10">impact</text:span><text:span text:style-name="T8"> eating behaviors, which can ultimately change the prevalence of hypertension. </text:span><text:span text:style-name="T9">Social norms is a mechanism whereby people model what and how much to eat after others’ eating behavior</text:span></text:p>
      <text:p text:style-name="P16">Social norms types:<text:span text:style-name="T1"> </text:span><text:span text:style-name="T11">INJUNCTIVE</text:span><text:span text:style-name="T8"> (I.e beliefs about </text:span><text:span text:style-name="T10">w</text:span><text:span text:style-name="T8">hat others approve of) </text:span><text:span text:style-name="T11">DESCRIPTIVE </text:span><text:span text:style-name="T8">(i.e. </text:span><text:span text:style-name="T10">expectation</text:span><text:span text:style-name="T8"> of others’ pattern of behavior). Studies suggested that enhancing descriptive norm messages can effectively improve peoples adherence to healthy behavior.</text:span></text:p>
      <text:p text:style-name="P17">Difference with other studies:<text:span text:style-name="T8"> Other </text:span><text:span text:style-name="T10">studies</text:span><text:span text:style-name="T8"> have assumed that individuals behave independently. To explore the potential of this norm changing intervention requires the simulation of the interaction process between individuals.</text:span></text:p>
      <text:p text:style-name="P17">Built: <text:span text:style-name="T8">we built an ABM of hypertension as an outcome of fruit/vegetable consumption in this study, Simulations were </text:span><text:span text:style-name="T10">performed</text:span><text:span text:style-name="T8"> to examine the effect of the intervention containing messages of descriptive social norms for healthy eating on control of hypertension prevalence in a five-year time period.</text:span></text:p>
      <text:p text:style-name="P17">What it captures: <text:span text:style-name="T8">The ABM captures how individuals consume fruit and vegetable based on 1) their initial preference, 2)social norm, 3 individual characteristics such as age and gender. We then link fruit and vegetable consumption as well as individual characteristics to the risk of hypertension.</text:span></text:p>
      <text:p text:style-name="P17">Intervention:<text:span text:style-name="T8"> A virtual intervention cannot change one’s initial preference o</text:span><text:span text:style-name="T10">f</text:span><text:span text:style-name="T8"> characteristic such as age or gender, The intervention can only target social norms.</text:span></text:p>
      <text:p text:style-name="P18">FAB study:<text:span text:style-name="T8"> the paper uses the results from the Food Attributes and Behavior survey. In this survey the taste and healthy food preference was measured on a 5 point likert scale. So to use it in the study it had to be rescalated to be bounded between 0 and 1.</text:span></text:p>
      <text:p text:style-name="P18">Representing social norms: <text:span text:style-name="T8">Social norms means that what and how much an individual eats also depends on the eating behavior of peers. Modeling social norms thus leads to modeling how individuals interact, which is one of the strength of using ABM.</text:span></text:p>
      <text:p text:style-name="P18">Small-World network: <text:span text:style-name="T8">Social ties between agents are a static small-world network. Watts-Strogatz (WS) model is a typical network generator to obtain a </text:span><text:span text:style-name="T10">small world</text:span><text:span text:style-name="T8"> property, it does so using randomness, which in turns introduces more randomness in the ABM as a whole and thus calls for more runs od simulation. We instead use the deterministic variation of the WS model.</text:span></text:p>
      <text:p text:style-name="P18">Demographic Variables:<text:span text:style-name="T8"> age category, gender and education are set randomly for the agents.</text:span></text:p>
      <text:p text:style-name="P18">Limit of Simulation:<text:span text:style-name="T8"> Due to hardware and implementation limitations, we can’t create an agent for each person in LA. First because it would require more memory and computation, and second because network generators are not all able to create any network of size n because their smallest unit size may not be a single agent,</text:span><text:span text:style-name="T10">b</text:span><text:span text:style-name="T8">ut a group of agents, so they could generate a network size of 4*5=20 or 4*6=24,but not 21,22,23.</text:span></text:p>
      <text:p text:style-name="P19">Hypertension value:<text:span text:style-name="T8"> the hypertension value is randomly assigned between the agents.</text:span></text:p>
      <text:p text:style-name="P19">Validation:<text:span text:style-name="T8"> there are 3 different views of the meaning of a simulation’s quality: </text:span><text:span text:style-name="T7">1)</text:span><text:span text:style-name="T8">perform verification(ensure that the software implementation matches the model specification) and validation ( ensure the simulation output resemble the target) a perfect match between target and output is not expected.</text:span><text:span text:style-name="T7"> 2)</text:span><text:span text:style-name="T8"> reject the possibility of evaluation by considering that there’s no perfect ground truth data. </text:span><text:span text:style-name="T7">3)</text:span><text:span text:style-name="T8"> the model can be used without empirical support.</text:span></text:p>
      <text:p text:style-name="P19">Validation process:<text:span text:style-name="T8"> calibrate the model on data for year X, let the module run up to year Y, and compare the model outcome at Y with the real world data.</text:span></text:p>
      <text:p text:style-name="P19">What is missing:<text:span text:style-name="T8"> not include a mortality outcome so it doesn’t show the reduction of premature deaths. It doesn’t show an annual hypertension prevalence, but returns just the prevalence estimate at the end of the 5 years simulated period.</text:span></text:p>
      <text:p text:style-name="P20">Using agent-based models to develop public policy about food behaviors: future directions and recommendations</text:p>
      <text:p text:style-name="P3"><text:span text:style-name="T2">Current situation:</text:span> ABM to evaluate food behavior interventions involves a complex procedure starting with obtaining and analyzing data to populate the model and eventually identifying more efficient cross-sectoral policies. Current procedures are mostly rooted on one tecnique, often ignore the food environment beyond home and work, and under utilize rich datasets.</text:p>
      <text:p text:style-name="P3"><text:span text:style-name="T2">Purpose of the paper:</text:span> Address some of the limitations of the current way of doing things, offering possible solutions to lay down the ground for a way to realize better simulations from now on.</text:p>
      <text:p text:style-name="P3"><text:span text:style-name="T2">3 modelling categories: </text:span>Qualitative aggregate models, Quantitative aggregate models (<text:span text:style-name="T12">macrosimulation</text:span>), and quantitative individual models (microsimulations). We are interested <text:s/>in the last one.</text:p>
      <text:p text:style-name="P3"><text:span text:style-name="T3">Microsimulations</text:span><text:span text:style-name="T2">:</text:span> This modelling <text:span text:style-name="T12">technique</text:span> can capture the decision making processes of individuals and how they interact both with others and with the environment.</text:p>
      <text:p text:style-name="P3"><text:span text:style-name="T2">3 limitations: </text:span><text:span text:style-name="T6">1)</text:span> often the assumption that only the food environment around home or work would impact diet, this led to inconsistent findings as people are not primarily using what is geographically proximate. <text:span text:style-name="T6">2)</text:span> developing ABM about food behavior requires the ability to utilize large amount of data on how individual navigate the food <text:span text:style-name="T12">environment.</text:span> <text:span text:style-name="T6">3)</text:span> Current practices are to test one policy at a time using an ABM, thus missing possible synergies between interventions</text:p>
      <text:p text:style-name="P4"><text:span text:style-name="T2">Paper work-flow:</text:span> starts by explaining how to link food exposure and utilization, then we review how virtual platforms can be developed to estimate how the food environment would change in reaction to new policies. Conclude by examining how virtual platforms can contribute to</text:p>
      <text:p text:style-name="P4"><text:soft-page-break/>identifying synergistic combinations of interventions.</text:p>
      <text:p text:style-name="P5"><text:span text:style-name="T2">Lack of data?:</text:span> Exists a plethora of GPS datasets,these datasets need to have a sufficient large time,and enough participants. Once we have a good <text:span text:style-name="T14">enough</text:span> dataset, the data need to be transformed into GPS trips via cleaning process, <text:span text:style-name="T13">the GPS trace has to undergo noise filtering, which clean jumps between points. Zero-speed points could be useful depending on the context, and can be used to identify that a user stopped at a food venue.</text:span></text:p>
      <text:p text:style-name="P6"><text:span text:style-name="T2">Exposure and Utilization:</text:span> Exposure can be computed by listing all food venues that one has been exposed to,and utilization consists of that one that has interacted with, and one way to do it is using a threshold on time-scale.</text:p>
      <text:p text:style-name="P6"><text:span text:style-name="T2">Relation exposure-utilization: </text:span>supervised data mining can be used investigate the relation. The computer will learn the relation once fed with data knowing the exposure and the outcome.</text:p>
      <text:p text:style-name="P6"><text:span text:style-name="T2">Classifiers:</text:span> As <text:span text:style-name="T14">we can’t always share gps datasets, as it contains identifiable records, It will be possible to avoid to share the raw data, and share only the classifiers. 1)Classifiers can be shared just in the same way as regression analysis 2) a classifier built from a dataset provide a set of rules specifying how food exposure related to utilization 3) classifiers can be aggregated by merging their rules. The cons is that from a dataset can be derived many classifiers, by selecting different methods, or by tuning the parameters of a given method.</text:span></text:p>
      <text:p text:style-name="P7"><text:span text:style-name="T2">Determining Rules:</text:span> <text:span text:style-name="T15">the rules can be both informed by expertise and Data mining. Data mining can inform decision making rules by empirical research. 1) it can show what factors should be involved in the rules 2) it will be essential for calibration. </text:span></text:p>
      <text:p text:style-name="P8">Impractical tools: Ligmann-Zielinska and Jankowski wrote that “there exists only a handful of <text:span text:style-name="T17">operational</text:span> ABM,most are highly abstract,but <text:span text:style-name="T17">practically</text:span> insufficient”. An ABM should include parameters that would automatically adjust the bu<text:span text:style-name="T17">i</text:span>lt-in environment as well as parameters that would affect the agents.</text:p>
      <text:p text:style-name="P9"><text:span text:style-name="T2">System Thinking with ABM: </text:span>Testing multiple interventions at a time can create the following problems: 1) an intervention may have rippling effects 2) <text:s/>requires knowledge on different organizational,sectoral and jurisdictional <text:span text:style-name="T17">boundaries.</text:span></text:p>
      <text:p text:style-name="P9"><text:span text:style-name="T2">Different Time:</text:span> Interventions can impact the ABM in different time scale.</text:p>
      <text:p text:style-name="P9">Merge with System Dynamics. There are many high quality SD models available, and would be great to be able to integrate and reuse them and merge them with ABM’s. Creating hybrids models adds complexities because the SD needs to be connected to the ABM part. This requires identifying which factors act as output of the SD and input to the ABM <text:span text:style-name="T16">and specifying exactly how they connect.</text:span></text:p>
      <text:p text:style-name="P2">Combining fuzzy cognitive maps with ABM: hybrid modeling approach to understand human-environment interactions</text:p>
      <text:p text:style-name="P10">ABM-<text:span text:style-name="T2">micromodel</text:span>, FCM-<text:span text:style-name="T2">macromodel</text:span> often used as structural model</text:p>
      <text:p text:style-name="P11"><text:span text:style-name="T2">ABM+FCM: </text:span><text:span text:style-name="T4">everything</text:span> to obtain fast prototyping, and including the spatiality and the interactions of the ABM.</text:p>
      <text:p text:style-name="P11"><text:span text:style-name="T2">Lee and Stula: </text:span>the hybrid model is different as they have one FCM whose concepts are instead seen as agents to form one ABM</text:p>
      <text:p text:style-name="P12"><text:span text:style-name="T2">Interactions:</text:span> Interactions between FCM’s can only happen between some parts of people’s mental models.</text:p>
      <text:p text:style-name="P12"><text:span text:style-name="T2">Procedure: </text:span><text:span text:style-name="T6">1)</text:span>create the FCM [create the structure, assign initial values,designate which factor must stabilize and can influence] <text:span text:style-name="T6">2)</text:span>setup influences [create the functions f from influencing to influenced factors] <text:span text:style-name="T6">3) </text:span>combine with complex networks [choose the relevant network properties and calibrate the network].</text:p>
      <text:p text:style-name="P13"><text:span text:style-name="T2">Model Design: </text:span>Designing a model takes three steps: <text:span text:style-name="T6">1)</text:span>Identifying the high-level FCM, <text:span text:style-name="T6">2)</text:span>refining key concepts using an ABM, <text:span text:style-name="T6">3)</text:span> connecting the ABM to the concepts.</text:p>
      <text:p text:style-name="P13"><text:span text:style-name="T2">Pitfalls:</text:span> <text:span text:style-name="T6">1)</text:span> modelers can swing to the extreme by using a vast extensiveness of the approach presented here to attempt representing all of the problem’s complexity.<text:span text:style-name="T6"> 2) </text:span>both approaches involves an ABM, they inherit it’s intensive data and computational resource requirements.</text:p>
      <text:p text:style-name="P13"><text:span text:style-name="T2">Solutions: </text:span>Both approaches can strongly benefits from <text:span text:style-name="T5">Parallelism </text:span>(the ABM runs synchronously but each FCM runs in parallel – <text:span text:style-name="T17">one ABM with Multiple FCM </text:span>) while the reverse happens <text:span text:style-name="T17">in One FCM with multiple ABM.</text:span></text:p>
      <text:p text:style-name="P14"><text:span text:style-name="T2">ABM Overlap: </text:span>The two ABM have illustrated in the notion of ‘channels’, allowing modelers to expand an FCM by connecting some of its concepts to an ABM and back. A more advanced consideration that may arise is about the extent to which the ABMs are disjoint. If the ABMs share none of the concepts in the FCM then they are fully disjoint, and otherwise there is an overlap. Operlaps may increase simulation efficiently: using the same water area and depth allows to run different ABMs on the same space.</text:p>
      <text:p text:style-name="P14">However overlaps can also leads to incorrect behaviors. Here, pikes were used as resources in both of the ABMs: they may have been fished out by anglers, but this is immediately represented in the other ABM where birds can keep eating non-existing fish. In this case, the overlap leads to inter-dependencies and both ABM should gather into a singl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1:42:19.830529704</meta:creation-date>
    <meta:editing-duration>PT1H55S</meta:editing-duration>
    <meta:editing-cycles>10</meta:editing-cycles>
    <meta:generator>LibreOffice/5.4.5.1$Linux_X86_64 LibreOffice_project/40m0$Build-1</meta:generator>
    <dc:date>2018-04-04T22:31:34.740977118</dc:date>
    <meta:print-date>2018-04-04T22:20:50.899318673</meta:print-date>
    <meta:document-statistic meta:table-count="0" meta:image-count="0" meta:object-count="0" meta:page-count="2" meta:paragraph-count="51" meta:word-count="1858" meta:character-count="11874" meta:non-whitespace-character-count="10063"/>
  </office:meta>
</office:document-meta>
</file>